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50:6" calcext:value-type="string">
            <text:p>50:6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50:6" calcext:value-type="string">
            <text:p>50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51:0" calcext:value-type="string">
            <text:p>51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43:0" calcext:value-type="string">
            <text:p>4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43:0" calcext:value-type="string" table:number-columns-spanned="1" table:number-rows-spanned="7">
            <text:p>43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43:0" calcext:value-type="string">
            <text:p>4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30" calcext:value-type="float">
            <text:p>3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30" calcext:value-type="string">
            <text:p>0:3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42:0" calcext:value-type="string">
            <text:p>42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42:0" calcext:value-type="string">
            <text:p>4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0" calcext:value-type="string">
            <text:p>9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0" calcext:value-type="string">
            <text:p>9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5]-[.H55]&lt;0;([.H55]-[.F55]);([.H55]-[.F55])*-1)" office:value-type="float" office:value="8" calcext:value-type="float">
            <text:p>8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8:0" calcext:value-type="string">
            <text:p>8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48:0" calcext:value-type="string">
            <text:p>48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48:0" calcext:value-type="string" table:number-columns-spanned="1" table:number-rows-spanned="7">
            <text:p>48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48:0" calcext:value-type="string">
            <text:p>48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48:0" calcext:value-type="string">
            <text:p>4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7]-[.H57]&lt;0;([.H57]-[.F57]);([.H57]-[.F57])*-1)" office:value-type="float" office:value="8" calcext:value-type="float">
            <text:p>8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8:0" calcext:value-type="string">
            <text:p>8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56:0" calcext:value-type="string">
            <text:p>5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8]-[.H58]&lt;0;([.H58]-[.F58]);([.H58]-[.F58])*-1)" office:value-type="float" office:value="8" calcext:value-type="float">
            <text:p>8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8:0" calcext:value-type="string">
            <text:p>8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56:0" calcext:value-type="string" table:number-columns-spanned="1" table:number-rows-spanned="7">
            <text:p>56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56:0" calcext:value-type="string">
            <text:p>5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9]-[.H59]&lt;0;([.H59]-[.F59]);([.H59]-[.F59])*-1)" office:value-type="float" office:value="8" calcext:value-type="float">
            <text:p>8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8:0" calcext:value-type="string">
            <text:p>8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56:0" calcext:value-type="string">
            <text:p>5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0]-[.H60]&lt;0;([.H60]-[.F60]);([.H60]-[.F60])*-1)" office:value-type="float" office:value="8" calcext:value-type="float">
            <text:p>8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8:0" calcext:value-type="string">
            <text:p>8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48:0" calcext:value-type="string">
            <text:p>48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48:0" calcext:value-type="string">
            <text:p>4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1]-[.H61]&lt;0;([.H61]-[.F61]);([.H61]-[.F61])*-1)" office:value-type="float" office:value="8" calcext:value-type="float">
            <text:p>8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8:0" calcext:value-type="string">
            <text:p>8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40:0" calcext:value-type="string">
            <text:p>4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40:0" calcext:value-type="string">
            <text:p>4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2]-[.H62]&lt;0;([.H62]-[.F62]);([.H62]-[.F62])*-1)" office:value-type="float" office:value="8" calcext:value-type="float">
            <text:p>8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8:0" calcext:value-type="string">
            <text:p>8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32:0" calcext:value-type="string">
            <text:p>32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32:0" calcext:value-type="string" table:number-columns-spanned="1" table:number-rows-spanned="7">
            <text:p>32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3]-[.H63]&lt;0;([.H63]-[.F63]);([.H63]-[.F63])*-1)" office:value-type="float" office:value="8" calcext:value-type="float">
            <text:p>8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8:0" calcext:value-type="string">
            <text:p>8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24:0" calcext:value-type="string">
            <text:p>24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24:0" calcext:value-type="string">
            <text:p>24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4]-[.H64]&lt;0;([.H64]-[.F64]);([.H64]-[.F64])*-1)" office:value-type="float" office:value="8" calcext:value-type="float">
            <text:p>8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8:0" calcext:value-type="string">
            <text:p>8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16:0" calcext:value-type="string">
            <text:p>16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16:0" calcext:value-type="string">
            <text:p>1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5]-[.H65]&lt;0;([.H65]-[.F65]);([.H65]-[.F65])*-1)" office:value-type="float" office:value="8" calcext:value-type="float">
            <text:p>8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8:0" calcext:value-type="string">
            <text:p>8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8:0" calcext:value-type="string" table:number-columns-spanned="1" table:number-rows-spanned="7">
            <text:p>8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4:26:11.83735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5M15S</meta:editing-duration>
    <meta:editing-cycles>35</meta:editing-cycles>
    <meta:generator>LibreOffice/5.1.4.2$Linux_X86_64 LibreOffice_project/10m0$Build-2</meta:generator>
    <dc:date>2016-08-18T14:27:39.222911460</dc:date>
    <meta:document-statistic meta:table-count="1" meta:cell-count="1342" meta:object-count="0"/>
  </office:meta>
</office:document-meta>
</file>